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EYSQJIjKOZaNwW2bQTr5I7FfpLTmxk1kPLX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3T00:16:48.295050104</meta:creation-date>
    <dc:date>2024-04-13T00:18:21.581549254</dc:date>
    <meta:editing-duration>PT1M32S</meta:editing-duration>
    <meta:editing-cycles>3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7.3.7.2$Linux_X86_64 LibreOffice_project/30$Build-2</meta:generator>
  </office:meta>
</office:document-meta>
</file>